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fo:background-color="#305496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 fo:background-color="#8EA9DB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fo:background-color="#8EA9D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2pt solid #000000" fo:background-color="#8EA9DB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fo:background-color="#8EA9DB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9.73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. Wstępny szablon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2">
            <text:p>Użytkownik rejestruje się z poprawnymi danymi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3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4">
            <text:p>Kroki</text:p>
          </table:table-cell>
          <table:table-cell office:value-type="string" table:style-name="ce5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6">
            <text:p>Użytkownik otwiera stronę automationpractise.com</text:p>
          </table:table-cell>
          <table:table-cell office:value-type="string" table:style-name="ce7">
            <text:p>Strona otwiera się poprawnie, można się zarejestrowa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Posiada adres mail do rejestracji</text:p>
          </table:table-cell>
          <table:table-cell table:style-name="ce9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3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4">
            <text:p>Kroki</text:p>
          </table:table-cell>
          <table:table-cell office:value-type="string" table:style-name="ce5">
            <text:p>Oczekiwany rezulta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1. Kliknij na "Zarejestruj się"</text:p>
          </table:table-cell>
          <table:table-cell office:value-type="string" table:style-name="ce7">
            <text:p>Przejście do strony rejestracji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6">
            <text:p>2. Podaj poprawny adres mail i kliknij przycik "Kontynuuj"</text:p>
          </table:table-cell>
          <table:table-cell office:value-type="string" table:style-name="ce7">
            <text:p>Przejście do strony rejestracji, kontynuacja rejestracji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6">
            <text:p>3. Wprowadź imię i nazwisko oraz hasło</text:p>
          </table:table-cell>
          <table:table-cell office:value-type="string" table:style-name="ce7">
            <text:p>Przycisk "Zarejestruj się" zostaje odblokowan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4. Kliknij "Zarejestruj się"</text:p>
          </table:table-cell>
          <table:table-cell office:value-type="string" table:style-name="ce7">
            <text:p>Wyświetla się komunikat "Witaj w Trello!"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4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5"/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table:number-columns-spanned="2" table:number-rows-spanned="1" table:style-name="ce2"/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3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4">
            <text:p>Kroki</text:p>
          </table:table-cell>
          <table:table-cell office:value-type="string" table:style-name="ce5">
            <text:p>Oczekiwany rezultat</text:p>
          </table:table-cell>
          <table:table-cell table:number-columns-repeated="16381"/>
        </table:table-row>
        <table:table-row table:style-name="ro1">
          <table:table-cell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/>
          <table:table-cell table:style-name="ce8"/>
          <table:table-cell table:style-name="ce9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3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4">
            <text:p>Kroki</text:p>
          </table:table-cell>
          <table:table-cell office:value-type="string" table:style-name="ce5">
            <text:p>Oczekiwany rezultat</text:p>
          </table:table-cell>
          <table:table-cell table:number-columns-repeated="16381"/>
        </table:table-row>
        <table:table-row table:number-rows-repeated="3" table:style-name="ro1">
          <table:table-cell/>
          <table:table-cell table:style-name="ce6"/>
          <table:table-cell table:style-name="ce7"/>
          <table:table-cell table:number-columns-repeated="16381"/>
        </table:table-row>
        <table:table-row table:style-name="ro2">
          <table:table-cell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4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5"/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table:number-columns-spanned="2" table:number-rows-spanned="1" table:style-name="ce2"/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3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4">
            <text:p>Kroki</text:p>
          </table:table-cell>
          <table:table-cell office:value-type="string" table:style-name="ce5">
            <text:p>Oczekiwany rezultat</text:p>
          </table:table-cell>
          <table:table-cell table:number-columns-repeated="16381"/>
        </table:table-row>
        <table:table-row table:style-name="ro1">
          <table:table-cell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/>
          <table:table-cell table:style-name="ce8"/>
          <table:table-cell table:style-name="ce9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3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4">
            <text:p>Kroki</text:p>
          </table:table-cell>
          <table:table-cell office:value-type="string" table:style-name="ce5">
            <text:p>Oczekiwany rezultat</text:p>
          </table:table-cell>
          <table:table-cell table:number-columns-repeated="16381"/>
        </table:table-row>
        <table:table-row table:number-rows-repeated="3" table:style-name="ro1">
          <table:table-cell/>
          <table:table-cell table:style-name="ce6"/>
          <table:table-cell table:style-name="ce7"/>
          <table:table-cell table:number-columns-repeated="16381"/>
        </table:table-row>
        <table:table-row table:style-name="ro2">
          <table:table-cell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4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5"/>
          <table:covered-table-cell/>
          <table:table-cell table:number-columns-repeated="1638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etunia ] XX</meta:initial-creator>
    <dc:creator>Petunia ] XX</dc:creator>
    <meta:creation-date>2020-03-15T10:52:48Z</meta:creation-date>
    <dc:date>2020-03-15T10:58:09Z</dc:date>
  </office:meta>
</office:document-meta>
</file>